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Standard">
      <style:text-properties officeooo:paragraph-rsid="1041db9b"/>
    </style:style>
    <style:style style:name="P81" style:family="paragraph" style:parent-style-name="Footnote">
      <style:text-properties officeooo:paragraph-rsid="104658df"/>
    </style:style>
    <style:style style:name="P82" style:family="paragraph" style:parent-style-name="Standard">
      <style:text-properties officeooo:paragraph-rsid="104f81b5"/>
    </style:style>
    <style:style style:name="P83" style:family="paragraph" style:parent-style-name="Standard">
      <style:text-properties officeooo:rsid="101e3872" officeooo:paragraph-rsid="10505b46"/>
    </style:style>
    <style:style style:name="P84" style:family="paragraph" style:parent-style-name="Standard">
      <style:text-properties officeooo:paragraph-rsid="1057599b"/>
    </style:style>
    <style:style style:name="P85" style:family="paragraph" style:parent-style-name="Footnote">
      <style:text-properties officeooo:paragraph-rsid="102291f9"/>
    </style:style>
    <style:style style:name="P86" style:family="paragraph" style:parent-style-name="Standard">
      <style:text-properties officeooo:paragraph-rsid="10589da9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text-properties officeooo:paragraph-rsid="103f66d8"/>
    </style:style>
    <style:style style:name="P94" style:family="paragraph" style:parent-style-name="Standard">
      <style:text-properties officeooo:paragraph-rsid="105ee122"/>
    </style:style>
    <style:style style:name="P95" style:family="paragraph" style:parent-style-name="Standard">
      <style:text-properties officeooo:paragraph-rsid="107a7646"/>
    </style:style>
    <style:style style:name="P96" style:family="paragraph" style:parent-style-name="Standard">
      <style:text-properties officeooo:paragraph-rsid="1041db9b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style:font-size-asian="12pt" style:font-size-complex="12pt"/>
    </style:style>
    <style:style style:name="T19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2" style:family="text">
      <style:text-properties style:use-window-font-color="true" loext:opacity="0%" style:font-name="Liberation Sans" officeooo:rsid="047da547"/>
    </style:style>
    <style:style style:name="T22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style:font-size-asian="12pt" style:font-size-complex="12pt"/>
    </style:style>
    <style:style style:name="T253" style:family="text">
      <style:text-properties style:use-window-font-color="true" loext:opacity="0%" style:font-name="Liberation Sans" officeooo:rsid="0efd8e5c"/>
    </style:style>
    <style:style style:name="T254" style:family="text">
      <style:text-properties officeooo:rsid="04473353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officeooo:rsid="04473353" style:font-size-asian="10pt" style:font-size-complex="10pt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officeooo:rsid="0e80285f"/>
    </style:style>
    <style:style style:name="T262" style:family="text">
      <style:text-properties officeooo:rsid="0e838e2a"/>
    </style:style>
    <style:style style:name="T263" style:family="text">
      <style:text-properties officeooo:rsid="0e83c34e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officeooo:rsid="0f0ca65a"/>
    </style:style>
    <style:style style:name="T272" style:family="text">
      <style:text-properties officeooo:rsid="1031b2ca"/>
    </style:style>
    <style:style style:name="T273" style:family="text">
      <style:text-properties officeooo:rsid="0aace3cd"/>
    </style:style>
    <style:style style:name="T274" style:family="text">
      <style:text-properties officeooo:rsid="0f95a7a0"/>
    </style:style>
    <style:style style:name="T275" style:family="text">
      <style:text-properties officeooo:rsid="0f8f58bd"/>
    </style:style>
    <style:style style:name="T276" style:family="text">
      <style:text-properties officeooo:rsid="0e5635a7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7"><text:span text:style-name="T169">C</text:span><text:span text:style-name="T168">hecklist voor </text:span><text:span text:style-name="T170">de installatie</text:span><text:span text:style-name="T168"> van </text:span><text:span text:style-name="T168"><text:user-field-get text:name="Distro">Debian</text:user-field-get></text:span><text:span text:style-name="T171"><text:s/></text:span><text:span text:style-name="T171"><text:user-field-get text:name="Version">12 LTS</text:user-field-get></text:span><text:span text:style-name="T172"><text:note text:id="ftn1" text:note-class="footnote"><text:note-citation>1</text:note-citation><text:note-body><text:p text:style-name="P19"><text:span text:style-name="T200">LTS</text:span><text:span text:style-name="T206"> </text:span><text:span text:style-name="T207">staat voor</text:span><text:span text:style-name="T208"> </text:span><text:span text:style-name="T200">Long-Term Support, langetermijnondersteuning, </text:span><text:span text:style-name="T209">en </text:span><text:span text:style-name="T211">d</text:span><text:span text:style-name="T209">eze </text:span><text:span text:style-name="T215"><text:user-field-get text:name="Distro">Debian</text:user-field-get></text:span><text:span text:style-name="T216"><text:s/></text:span><text:span text:style-name="T216"><text:user-field-get text:name="Version">12 LTS</text:user-field-get></text:span><text:span text:style-name="Strong_20_Emphasis"><text:span text:style-name="T196"><text:s/></text:span></text:span><text:span text:style-name="T217"><text:user-field-get text:name="Edition">Server</text:user-field-get></text:span><text:span text:style-name="T221"><text:s/></text:span><text:span text:style-name="T212">(codenaam </text:span><text:span text:style-name="T214">bookworm</text:span><text:span text:style-name="T212">) </text:span><text:span text:style-name="T207">van</text:span><text:span text:style-name="T210"> </text:span><text:span text:style-name="T214">juni</text:span><text:span text:style-name="T203"> </text:span><text:span text:style-name="Strong_20_Emphasis"><text:span text:style-name="T110"><text:user-field-get text:name="Releaseyear">2023</text:user-field-get></text:span></text:span><text:span text:style-name="T203"><text:s/></text:span><text:span text:style-name="T200">wordt </text:span><text:span text:style-name="T204">vijf</text:span><text:span text:style-name="T200"> jaar onder</text:span><text:span text:style-name="T213">steund</text:span><text:span text:style-name="T205"> </text:span><text:span text:style-name="T200">tot </text:span><text:span text:style-name="T214">juni</text:span><text:span text:style-name="T201"> </text:span><text:span text:style-name="T200">202</text:span><text:span text:style-name="T214">8</text:span><text:span text:style-name="T202">.</text:span></text:p></text:note-body></text:note></text:span><text:span text:style-name="T173"><text:s/></text:span><text:span text:style-name="T173"><text:user-field-get text:name="Edition">Server</text:user-field-get></text:span><text:span text:style-name="T220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71">ONDERSTREEPTE</text:span></text:span><text:span text:style-name="T1"> </text:span><text:span text:style-name="T13">woorden</text:span><text:span text:style-name="T12"> het</text:span><text:span text:style-name="Strong_20_Emphasis"><text:span text:style-name="T270"> </text:span></text:span><text:span text:style-name="Strong_20_Emphasis"><text:span text:style-name="T269">tekstvak</text:span></text:span><text:span text:style-name="T13"> </text:span><text:span text:style-name="T14">in,</text:span><text:span text:style-name="T13"> </text:span><text:span text:style-name="T222">zie </text:span><text:span text:style-name="T253">[</text:span><text:span text:style-name="T222">toelichting</text:span><text:span text:style-name="T253">]</text:span><text:span text:style-name="T13">:</text:span></text:p>
      <text:p text:style-name="P23"><text:span text:style-name="Definition"><text:span text:style-name="T224">g</text:span></text:span><text:span text:style-name="Definition"><text:span text:style-name="T223">ebruiker</text:span></text:span><text:span text:style-name="T229"><text:tab/><text:tab/></text:span><text:span text:style-name="T252"> <text:tab/><text:tab/></text:span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text:span text:style-name="T230"><text:tab/></text:span><text:span text:style-name="T231">[</text:span><text:span text:style-name="T225">volledige naam, bijv. </text:span><text:span text:style-name="T249">J</text:span><text:span text:style-name="T250">a</text:span><text:span text:style-name="T249">n </text:span><text:span text:style-name="T250">Jansen</text:span><text:span text:style-name="T251">]</text:span></text:p>
      <text:p text:style-name="Standard"><text:span text:style-name="Definition"><text:span text:style-name="T224">g</text:span></text:span><text:span text:style-name="Definition">ebruikersnaam</text:span><text:span text:style-name="T223"><text:tab/></text:span><text:span text:style-name="T223"><draw:control text:anchor-type="as-char" svg:y="-0.429cm" draw:z-index="7" draw:name="Gberuikersnaam" draw:style-name="gr2" draw:text-style-name="P98" svg:width="6.002cm" svg:height="0.6cm" draw:control="control8"><svg:title>Gebruikersnaam</svg:title><svg:desc>Korte naam, bijv. jan</svg:desc></draw:control></text:span><text:span text:style-name="T223"><text:tab/></text:span><text:span text:style-name="T6">[</text:span><text:span text:style-name="T5">korte naam, bijv. </text:span><text:span text:style-name="T187">j</text:span><text:span text:style-name="T188">a</text:span><text:span text:style-name="T187">n</text:span><text:span text:style-name="T189">]</text:span></text:p>
      <text:p text:style-name="P21"><text:span text:style-name="Definition"><text:span text:style-name="T272">serv</text:span></text:span><text:span text:style-name="Definition">ernaam</text:span><text:span text:style-name="T232"><text:tab/><text:tab/><text:tab/></text:span><text:span text:style-name="T230"><draw:control text:anchor-type="as-char" svg:y="-0.429cm" draw:z-index="8" draw:name="Computernaam" draw:style-name="gr2" draw:text-style-name="P98" svg:width="6.002cm" svg:height="0.6cm" draw:control="control9"><svg:title>Computernaam</svg:title><svg:desc>Unieke naam van de computer</svg:desc></draw:control></text:span><text:span text:style-name="T230"><text:tab/></text:span><text:span text:style-name="T237">[</text:span><text:span text:style-name="T233">naam van de </text:span><text:span text:style-name="T239">server</text:span><text:span text:style-name="T234">, </text:span><text:span text:style-name="T235">bijv. </text:span><text:span text:style-name="T238">sv</text:span><text:span text:style-name="T236">02</text:span><text:span text:style-name="T237">]</text:span></text:p>
      <text:p text:style-name="P22"><text:span text:style-name="Definition"><text:span text:style-name="T242">g</text:span></text:span><text:span text:style-name="Definition"><text:span text:style-name="T241">ebruiker</text:span></text:span><text:span text:style-name="T240"><text:tab/><text:tab/></text:span><text:span text:style-name="T252"> <text:tab/><text:tab/></text:span><text:span text:style-name="T230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230"><text:tab/></text:span><text:span text:style-name="T231">[</text:span><text:span text:style-name="T225">volledige naam </text:span><text:span text:style-name="T226">evt. </text:span><text:span text:style-name="T228">extra </text:span><text:span text:style-name="T226">gebruiker</text:span><text:span text:style-name="T227">]</text:span></text:p>
      <text:p text:style-name="P53"><text:span text:style-name="Definition"><text:span text:style-name="T242">g</text:span></text:span><text:span text:style-name="Definition"><text:span text:style-name="T241">ebruikersnaam</text:span></text:span><text:span text:style-name="T241"><text:tab/></text:span><text:span text:style-name="T223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23"><text:tab/></text:span><text:span text:style-name="T244">[</text:span><text:span text:style-name="T243">korte naam</text:span><text:span text:style-name="T245"> </text:span><text:span text:style-name="T246">evt. </text:span><text:span text:style-name="T248">extra </text:span><text:span text:style-name="T246">gebruiker</text:span><text:span text:style-name="T247">]</text:span></text:p>
      <text:p text:style-name="P24"><text:span text:style-name="T174">Vervang </text:span><text:span text:style-name="T177">de</text:span><text:span text:style-name="T174"> </text:span><text:span text:style-name="Definition"><text:span text:style-name="T17">ONDERSTREEPTE</text:span></text:span><text:span text:style-name="T174"> </text:span><text:span text:style-name="T175">woorden </text:span><text:span text:style-name="T174">in deze checklist door </text:span><text:span text:style-name="T177">d</text:span><text:span text:style-name="T179">i</text:span><text:span text:style-name="T177">e </text:span><text:span text:style-name="T178">in </text:span><text:span text:style-name="T179">het</text:span><text:span text:style-name="Strong_20_Emphasis"><text:span text:style-name="T43"> </text:span></text:span><text:span text:style-name="Strong_20_Emphasis"><text:span text:style-name="T56">tekstvak</text:span></text:span><text:span text:style-name="T174">.</text:span></text:p>
      <text:p text:style-name="P28"/>
      <text:p text:style-name="P28"/>
      <text:p text:style-name="P26"><text:span text:style-name="T185">Nieuwe installatie?</text:span><text:span text:style-name="T176"><text:tab/></text:span><text:span text:style-name="T181"></text:span><text:span text:style-name="T183"><text:tab/></text:span><text:span text:style-name="T182">B</text:span><text:span text:style-name="T176">egin bij hoofdstuk </text:span><text:span text:style-name="T185"><text:bookmark-ref text:reference-format="page" text:ref-name="__RefNumPara__4009_1271708128">2</text:bookmark-ref></text:span><text:span text:style-name="T185"><text:s text:c="2"/></text:span><text:span text:style-name="T186"><text:bookmark-ref text:reference-format="text" text:ref-name="__RefNumPara__4009_1271708128">Installatie uitvoeren</text:bookmark-ref></text:span><text:span text:style-name="T180">.</text:span></text:p>
      <text:p text:style-name="P25"><text:span text:style-name="Strong_20_Emphasis"><text:span text:style-name="T184"/></text:span></text:p>
      <text:p text:style-name="P25"><text:span text:style-name="Strong_20_Emphasis"><text:span text:style-name="T184"/></text:span></text:p>
      <text:list xml:id="list3909686208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0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6" draw:name="Vorm 2" draw:style-name="gr1" draw:text-style-name="P97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18"><text:span text:style-name="T131">E</text:span><text:span text:style-name="T134">v</text:span><text:span text:style-name="T135">en</text:span><text:span text:style-name="T137">t</text:span><text:span text:style-name="T138">uele </text:span><text:span text:style-name="T139">extra </text:span><text:span text:style-name="Definition"><text:span text:style-name="T256">gebruiker</text:span></text:span><text:span text:style-name="T139">s aanmelden </text:span><text:span text:style-name="T140">en dezelfde stappen uitvoeren</text:span><text:span text:style-name="T136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9" draw:name="Vorm4" draw:style-name="gr1" draw:text-style-name="P9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8"><text:span text:style-name="T262">Debian-</text:span><text:span text:style-name="T263">p</text:span>akket kz plaatst documenten en scripts van Karel Zimmer <text:span text:style-name="T261">(zie 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Strong_20_Emphasis"><text:span text:style-name="T156">) </text:span></text:span>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94"><text:span text:style-name="Strong_20_Emphasis"><text:span text:style-name="T91">Type </text:span></text:span><text:span text:style-name="Strong_20_Emphasis"><text:span text:style-name="T44">'</text:span></text:span><text:span text:style-name="User_20_Entry"><text:span text:style-name="T165">wget karelzimmer.nl/</text:span></text:span><text:span text:style-name="User_20_Entry"><text:span text:style-name="T166">kz</text:span></text:span><text:span text:style-name="Strong_20_Emphasis"><text:span text:style-name="T44">'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95"><text:span text:style-name="Strong_20_Emphasis"><text:span text:style-name="T91">Type </text:span></text:span><text:span text:style-name="Strong_20_Emphasis"><text:span text:style-name="T44">'</text:span></text:span><text:span text:style-name="User_20_Entry"><text:span text:style-name="T167">bash kz</text:span></text:span><text:span text:style-name="Strong_20_Emphasis"><text:span text:style-name="T44">'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4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78">1 - 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91202421043080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97">Start de computer op vanaf</text:span><text:span text:style-name="T197"><text:note text:id="ftn4" text:note-class="footnote"><text:note-citation>1</text:note-citation><text:note-body><text:p text:style-name="P85"><text:span text:style-name="T128">B</text:span><text:span text:style-name="T129">ootmenu/</text:span><text:span text:style-name="T128">S</text:span><text:span text:style-name="T129">etup</text:span><text:span text:style-name="T127"> via </text:span><text:span text:style-name="T125">é</text:span><text:span text:style-name="T126">é</text:span><text:span text:style-name="T128">n van de </text:span><text:span text:style-name="Definition"><text:span text:style-name="T130">Veelgebruikte toetsen: </text:span></text:span><text:span text:style-name="Definition"><text:span text:style-name="T278">E</text:span></text:span><text:span text:style-name="Definition"><text:span text:style-name="T279">sc</text:span></text:span><text:span text:style-name="Definition"><text:span text:style-name="T130">, </text:span></text:span><text:span text:style-name="Definition"><text:span text:style-name="T280">D</text:span></text:span><text:span text:style-name="Definition"><text:span text:style-name="T279">elete</text:span></text:span><text:span text:style-name="Definition"><text:span text:style-name="T130">, </text:span></text:span><text:span text:style-name="Definition"><text:span text:style-name="T280">F</text:span></text:span><text:span text:style-name="Definition"><text:span text:style-name="T279">1</text:span></text:span><text:span text:style-name="Definition"><text:span text:style-name="T130">, </text:span></text:span><text:span text:style-name="Definition"><text:span text:style-name="T279">F2</text:span></text:span><text:span text:style-name="Definition"><text:span text:style-name="T130">, </text:span></text:span><text:span text:style-name="Definition"><text:span text:style-name="T280">F9, </text:span></text:span><text:span text:style-name="Definition"><text:span text:style-name="T281">F10, F11, </text:span></text:span><text:span text:style-name="Definition"><text:span text:style-name="T282">of</text:span></text:span><text:span text:style-name="Definition"><text:span text:style-name="T281"> </text:span></text:span><text:span text:style-name="Definition"><text:span text:style-name="T280">F12</text:span></text:span><text:span text:style-name="T127">.</text:span></text:p></text:note-body></text:note></text:span><text:span text:style-name="T197"> </text:span><text:span text:style-name="T198">een </text:span><text:span text:style-name="T192"><text:user-field-get text:name="Distro">Debian</text:user-field-get></text:span><text:span text:style-name="T193"><text:s/></text:span><text:span text:style-name="T193"><text:user-field-get text:name="Version">12 LTS</text:user-field-get></text:span><text:span text:style-name="Strong_20_Emphasis"><text:span text:style-name="T191"><text:s/></text:span></text:span><text:span text:style-name="Strong_20_Emphasis"><text:span text:style-name="T194"><text:user-field-get text:name="Edition">Server</text:user-field-get></text:span></text:span><text:span text:style-name="Strong_20_Emphasis"><text:span text:style-name="T194"><text:s/></text:span></text:span><text:span text:style-name="Strong_20_Emphasis"><text:span text:style-name="T195">Live</text:span></text:span><text:span text:style-name="T87"><text:note text:id="ftn5" text:note-class="footnote"><text:note-citation>2</text:note-citation><text:note-body><text:p text:style-name="P20"><text:span text:style-name="T254">Vanaf een </text:span><text:span text:style-name="T274">L</text:span><text:span text:style-name="T254">ive </text:span><text:span text:style-name="T275">USB</text:span><text:span text:style-name="T273">-stick </text:span><text:span text:style-name="T276">(</text:span><text:span text:style-name="T273">of </text:span><text:span text:style-name="T275">DVD</text:span><text:span text:style-name="T276">)</text:span><text:span text:style-name="T277"> </text:span><text:span text:style-name="T254">kunt u opstarten en </text:span><text:span text:style-name="T257">met </text:span><text:span text:style-name="Strong_20_Emphasis"><text:span text:style-name="T199"><text:user-field-get text:name="Distro">Debian</text:user-field-get></text:span></text:span><text:span text:style-name="Strong_20_Emphasis"><text:span text:style-name="T199"><text:s/></text:span></text:span><text:span text:style-name="T254">werken zonder enige bestanden op de harde schijf te wijzigen en maakt ook installatie van </text:span><text:span text:style-name="Strong_20_Emphasis"><text:span text:style-name="T199"><text:user-field-get text:name="Distro">Debian</text:user-field-get></text:span></text:span><text:span text:style-name="Strong_20_Emphasis"><text:span text:style-name="T199"><text:s/></text:span></text:span><text:span text:style-name="T254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81"><text:span text:style-name="Strong_20_Emphasis"><text:span text:style-name="T109">In een grafische werkomgeving:<text:line-break/></text:span></text:span><text:span text:style-name="Strong_20_Emphasis"><text:span text:style-name="T102">D</text:span></text:span><text:span text:style-name="Strong_20_Emphasis"><text:span text:style-name="T94">ow</text:span></text:span><text:span text:style-name="Strong_20_Emphasis"><text:span text:style-name="T95">nload </text:span></text:span><text:span text:style-name="Strong_20_Emphasis"><text:span text:style-name="T92">e</text:span></text:span><text:span text:style-name="Strong_20_Emphasis"><text:span text:style-name="T96">e</text:span></text:span><text:span text:style-name="Strong_20_Emphasis"><text:span text:style-name="T97">n</text:span></text:span><text:span text:style-name="Strong_20_Emphasis"><text:span text:style-name="T124"> </text:span></text:span><text:span text:style-name="Strong_20_Emphasis"><text:span text:style-name="T159">cd</text:span></text:span><text:span text:style-name="Strong_20_Emphasis"><text:span text:style-name="T153">-beeldbestand</text:span></text:span><text:span text:style-name="Strong_20_Emphasis"><text:span text:style-name="T95"> </text:span></text:span><text:span text:style-name="Strong_20_Emphasis"><text:span text:style-name="T104">(.iso) </text:span></text:span><text:span text:style-name="Strong_20_Emphasis"><text:span text:style-name="T98">v</text:span></text:span><text:span text:style-name="Strong_20_Emphasis"><text:span text:style-name="T99">anaf</text:span></text:span><text:span text:style-name="Strong_20_Emphasis"><text:span text:style-name="T100"> </text:span></text:span><text:a xlink:type="simple" xlink:href="https://www.debian.org/CD/live/" text:style-name="Internet_20_link" text:visited-style-name="Visited_20_Internet_20_Link"><text:span text:style-name="Strong_20_Emphasis"><text:span text:style-name="T258">debian.org/cd/live</text:span></text:span></text:a><text:span text:style-name="Strong_20_Emphasis"><text:span text:style-name="T100">, </text:span></text:span><text:span text:style-name="Strong_20_Emphasis"><text:span text:style-name="T105">klik onder </text:span></text:span><text:span text:style-name="Strong_20_Emphasis"><text:span text:style-name="T111">DVD/USB</text:span></text:span><text:span text:style-name="Strong_20_Emphasis"><text:span text:style-name="T105"> op </text:span></text:span><text:span text:style-name="Strong_20_Emphasis"><text:span text:style-name="T111">amd64</text:span></text:span><text:span text:style-name="Strong_20_Emphasis"><text:span text:style-name="T105">.</text:span></text:span><text:span text:style-name="Strong_20_Emphasis"><text:span text:style-name="T100"><text:line-break/></text:span></text:span><text:span text:style-name="Strong_20_Emphasis"><text:span text:style-name="T106">K</text:span></text:span><text:span text:style-name="Strong_20_Emphasis"><text:span text:style-name="T103">lik op</text:span></text:span><text:span text:style-name="Strong_20_Emphasis"><text:span text:style-name="T101"> </text:span></text:span><text:span text:style-name="Strong_20_Emphasis"><text:span text:style-name="T112">debian-live-1</text:span></text:span><text:span text:style-name="Strong_20_Emphasis"><text:span text:style-name="T111">2</text:span></text:span><text:span text:style-name="Strong_20_Emphasis"><text:span text:style-name="T112">.</text:span></text:span><text:span text:style-name="Strong_20_Emphasis"><text:span text:style-name="T113">x</text:span></text:span><text:span text:style-name="Strong_20_Emphasis"><text:span text:style-name="T112">.</text:span></text:span><text:span text:style-name="Strong_20_Emphasis"><text:span text:style-name="T113">y</text:span></text:span><text:span text:style-name="Strong_20_Emphasis"><text:span text:style-name="T114">-</text:span></text:span><text:span text:style-name="Strong_20_Emphasis"><text:span text:style-name="T112">amd64-</text:span></text:span><text:span text:style-name="Strong_20_Emphasis"><text:span text:style-name="T108">s</text:span></text:span><text:span text:style-name="Strong_20_Emphasis"><text:span text:style-name="T112">tan</text:span></text:span><text:span text:style-name="Strong_20_Emphasis"><text:span text:style-name="T116">dard</text:span></text:span><text:span text:style-name="Strong_20_Emphasis"><text:span text:style-name="T115">.iso</text:span></text:span><text:span text:style-name="Strong_20_Emphasis"><text:span text:style-name="T95">.<text:line-break/></text:span></text:span><text:span text:style-name="Strong_20_Emphasis"><text:span text:style-name="T102">Plaats een </text:span></text:span><text:span text:style-name="Strong_20_Emphasis"><text:span text:style-name="T107">usb</text:span></text:span><text:span text:style-name="Strong_20_Emphasis"><text:span text:style-name="T95">-stick </text:span></text:span><text:span text:style-name="Strong_20_Emphasis"><text:span text:style-name="T102">van minimaal </text:span></text:span><text:span text:style-name="Strong_20_Emphasis"><text:span text:style-name="T108">2</text:span></text:span><text:span text:style-name="Strong_20_Emphasis"><text:span text:style-name="T95"> GB.<text:line-break/></text:span></text:span><text:span text:style-name="Strong_20_Emphasis"><text:span text:style-name="T141">Zoek</text:span></text:span><text:span text:style-name="Strong_20_Emphasis"><text:span text:style-name="T142"> </text:span></text:span><text:span text:style-name="Strong_20_Emphasis"><text:span text:style-name="T161">s</text:span></text:span><text:span text:style-name="Strong_20_Emphasis"><text:span text:style-name="T162">ch</text:span></text:span><text:span text:style-name="Strong_20_Emphasis"><text:span text:style-name="T142"> en klik op het pictogram van</text:span></text:span><text:span text:style-name="Strong_20_Emphasis"><text:span text:style-name="T143"> </text:span></text:span><text:span text:style-name="Strong_20_Emphasis"><text:span text:style-name="T164">Schijven</text:span></text:span><text:span text:style-name="Strong_20_Emphasis"><text:span text:style-name="T144">. Selecteer de </text:span></text:span><text:span text:style-name="Strong_20_Emphasis"><text:span text:style-name="T160">usb</text:span></text:span><text:span text:style-name="Strong_20_Emphasis"><text:span text:style-name="T144">-stick in de lijst van schijven aan de linkerkant en klik rechtsboven op </text:span></text:span><text:span text:style-name="Strong_20_Emphasis"><text:span text:style-name="T163">Schijfinstellingen</text:span></text:span><text:span text:style-name="Strong_20_Emphasis"><text:span text:style-name="T144"> </text:span></text:span><text:span text:style-name="Strong_20_Emphasis"><text:span text:style-name="T163">⋮</text:span></text:span><text:span text:style-name="Strong_20_Emphasis"><text:span text:style-name="T144"> (icoontje met de drie puntjes).</text:span></text:span></text:p><text:p text:style-name="P59"><text:span text:style-name="Strong_20_Emphasis"><text:span text:style-name="T144"><text:tab/>Kies </text:span></text:span><text:span text:style-name="Strong_20_Emphasis"><text:span text:style-name="T163">Schijfkopie terugzetten</text:span></text:span><text:span text:style-name="Strong_20_Emphasis"><text:span text:style-name="T144"> en selecteer </text:span></text:span><text:span text:style-name="Strong_20_Emphasis"><text:span text:style-name="T155">het net</text:span></text:span><text:span text:style-name="Strong_20_Emphasis"><text:span text:style-name="T153"> gedownloade </text:span></text:span><text:span text:style-name="Strong_20_Emphasis"><text:span text:style-name="T159">cd</text:span></text:span><text:span text:style-name="Strong_20_Emphasis"><text:span text:style-name="T153">-beeldbestand </text:span></text:span><text:span text:style-name="Strong_20_Emphasis"><text:span text:style-name="T154">(.iso)</text:span></text:span><text:span text:style-name="Strong_20_Emphasis"><text:span text:style-name="T153">.</text:span></text:span></text:p><text:p text:style-name="P54"><text:span text:style-name="Strong_20_Emphasis"><text:span text:style-name="T144"><text:tab/>Klik op </text:span></text:span><text:span text:style-name="Strong_20_Emphasis"><text:span text:style-name="T163">Terugzetten starten</text:span></text:span><text:span text:style-name="Strong_20_Emphasis"><text:span text:style-name="T144"> en vervolgens op </text:span></text:span><text:span text:style-name="Strong_20_Emphasis"><text:span text:style-name="T163">Terugzetten</text:span></text:span><text:span text:style-name="Strong_20_Emphasis"><text:span text:style-name="T145">.<text:line-break/></text:span></text:span><text:span text:style-name="Strong_20_Emphasis"><text:span text:style-name="T157">O</text:span></text:span><text:span text:style-name="Strong_20_Emphasis"><text:span text:style-name="T146">f </text:span></text:span><text:span text:style-name="Strong_20_Emphasis"><text:span text:style-name="T147">gebruik </text:span></text:span><text:span text:style-name="Strong_20_Emphasis"><text:span text:style-name="T148">het programma </text:span></text:span><text:span text:style-name="Strong_20_Emphasis"><text:span text:style-name="T132">Etche</text:span></text:span><text:span text:style-name="Strong_20_Emphasis"><text:span text:style-name="T133">r</text:span></text:span><text:span text:style-name="Strong_20_Emphasis"><text:span text:style-name="T148"> </text:span></text:span><text:span text:style-name="Strong_20_Emphasis"><text:span text:style-name="T149">(</text:span></text:span><text:a xlink:type="simple" xlink:href="https://www.balena.io/etcher/" text:style-name="Internet_20_link" text:visited-style-name="Visited_20_Internet_20_Link"><text:span text:style-name="Strong_20_Emphasis"><text:span text:style-name="T259">etcher.io</text:span></text:span></text:a><text:span text:style-name="Strong_20_Emphasis"><text:span text:style-name="T149">) </text:span></text:span><text:span text:style-name="Strong_20_Emphasis"><text:span text:style-name="T158">dat </text:span></text:span><text:span text:style-name="Strong_20_Emphasis"><text:span text:style-name="T146">beschikbaar </text:span></text:span><text:span text:style-name="Strong_20_Emphasis"><text:span text:style-name="T158">is </text:span></text:span><text:span text:style-name="Strong_20_Emphasis"><text:span text:style-name="T146">voor </text:span></text:span><text:span text:style-name="Strong_20_Emphasis"><text:span text:style-name="T144">Windows, </text:span></text:span><text:span text:style-name="Strong_20_Emphasis"><text:span text:style-name="T150">mac</text:span></text:span><text:span text:style-name="Strong_20_Emphasis"><text:span text:style-name="T151">OS</text:span></text:span><text:span text:style-name="Strong_20_Emphasis"><text:span text:style-name="T148">, </text:span></text:span><text:span text:style-name="Strong_20_Emphasis"><text:span text:style-name="T149">en </text:span></text:span><text:span text:style-name="Strong_20_Emphasis"><text:span text:style-name="T148">Linux</text:span></text:span><text:span text:style-name="Strong_20_Emphasis"><text:span text:style-name="T152">.</text:span></text:span></text:p></text:note-body></text:note></text:span><text:span text:style-name="T86"> </text:span><text:span text:style-name="T89">of </text:span><text:span text:style-name="T90">DVD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6">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7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3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2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3" draw:name="Vorm13" draw:style-name="gr1" draw:text-style-name="P97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7" svg:width="0.35cm" svg:height="0.35cm" draw:control="control21"/></text:p>
          </table:table-cell>
          <table:table-cell table:style-name="_32_._5f_Installatie_5f_uitvoeren.C9" office:value-type="string">
            <text:p text:style-name="P83"><text:span text:style-name="Strong_20_Emphasis"><text:span text:style-name="T67">Bij</text:span></text:span> <text:span text:style-name="T25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8">Stel geen </text:span><text:span text:style-name="T219">Root</text:span><text:span text:style-name="T218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40"><text:span text:style-name="Strong_20_Emphasis"><text:span text:style-name="T68"/></text:span></text:p>
      <text:list xml:id="list91202886064412" text:continue-numbering="true" text:style-name="L1">
        <text:list-item>
          <text:p text:style-name="P91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4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10" draw:name="Vorm4_1" draw:style-name="gr1" draw:text-style-name="P97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6"><text:span text:style-name="T262">Debian-</text:span><text:span text:style-name="T263">p</text:span>akket kz plaatst documenten en scripts van Karel Zimmer <text:span text:style-name="T261">(zie 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Strong_20_Emphasis"><text:span text:style-name="T156">) </text:span></text:span>voor het installeren en beheren van Debian en op Debian gebaseerd systeem zoals Ubuntu.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94"><text:span text:style-name="Strong_20_Emphasis"><text:span text:style-name="T91">Type </text:span></text:span><text:span text:style-name="Strong_20_Emphasis"><text:span text:style-name="T44">'</text:span></text:span><text:span text:style-name="User_20_Entry"><text:span text:style-name="T165">wget karelzimmer.nl/</text:span></text:span><text:span text:style-name="User_20_Entry"><text:span text:style-name="T166">kz</text:span></text:span><text:span text:style-name="Strong_20_Emphasis"><text:span text:style-name="T44">'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95"><text:span text:style-name="Strong_20_Emphasis"><text:span text:style-name="T91">Type </text:span></text:span><text:span text:style-name="Strong_20_Emphasis"><text:span text:style-name="T44">'</text:span></text:span><text:span text:style-name="User_20_Entry"><text:span text:style-name="T167">bash kz</text:span></text:span><text:span text:style-name="Strong_20_Emphasis"><text:span text:style-name="T44">'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5" draw:name="Vorm33" draw:style-name="gr1" draw:text-style-name="P9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10" office:value-type="string">
            <text:p text:style-name="P84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3 - 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91202364808715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1" draw:name="Vorm36_0" draw:style-name="gr1" draw:text-style-name="P97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8" draw:name="Vorm36_ 1" draw:style-name="gr1" draw:text-style-name="P97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3">E</text:span></text:span><text:span text:style-name="User_20_Entry"><text:span text:style-name="T117">v</text:span></text:span><text:span text:style-name="User_20_Entry"><text:span text:style-name="T118">en</text:span></text:span><text:span text:style-name="User_20_Entry"><text:span text:style-name="T120">t</text:span></text:span><text:span text:style-name="User_20_Entry"><text:span text:style-name="T121">uele </text:span></text:span><text:span text:style-name="User_20_Entry"><text:span text:style-name="T122">extra </text:span></text:span><text:span text:style-name="Definition"><text:span text:style-name="T256">gebruiker</text:span></text:span><text:span text:style-name="User_20_Entry"><text:span text:style-name="T122">s aanmelden </text:span></text:span><text:span text:style-name="User_20_Entry"><text:span text:style-name="T123">en dezelfde stappen uitvoeren</text:span></text:span><text:span text:style-name="User_20_Entry"><text:span text:style-name="T119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2" draw:name="Vorm36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9" draw:name="Vorm36_ 2" draw:style-name="gr1" draw:text-style-name="P97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4 - 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2">E</text:span><text:span text:style-name="T83">inde c</text:span><text:span text:style-name="T84">hecklist, </text:span><text:span text:style-name="T85">d</text:span><text:span text:style-name="T84">e</text:span><text:span text:style-name="T190"> installatie van </text:span><text:span text:style-name="T190"><text:user-field-get text:name="Distro">Debian</text:user-field-get></text:span><text:span text:style-name="T193"><text:s/></text:span><text:span text:style-name="T193"><text:user-field-get text:name="Version">12 LTS</text:user-field-get></text:span><text:span text:style-name="Strong_20_Emphasis"><text:span text:style-name="T191"><text:s/></text:span></text:span><text:span text:style-name="Strong_20_Emphasis"><text:span text:style-name="T194"><text:user-field-get text:name="Edition">Server</text:user-field-get></text:span></text:span><text:span text:style-name="Strong_20_Emphasis"><text:span text:style-name="T194"><text:s/></text:span></text:span><text:span text:style-name="T190">is voltooid.</text:span></text:p>
      <text:p text:style-name="P33"/>
      <text:p text:style-name="P27"><text:span text:style-name="Emphasis"><text:span text:style-name="T26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7">CC0 1.0 Universeel</text:span></text:span></text:a><text:span text:style-name="Emphasis"><text:span text:style-name="T264">,</text:span></text:span><text:span text:style-name="Emphasis"><text:span text:style-name="T266"> </text:span></text:span><text:span text:style-name="Strong_20_Emphasis"><text:span text:style-name="T47"><text:user-field-get text:name="Releaseyear">2023</text:user-field-get></text:span></text:span><text:span text:style-name="Emphasis"><text:span text:style-name="T2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27T09:12:00.736801181">27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7T09:12:00.585617267</dc:date>
    <meta:keyword>Installatie</meta:keyword>
    <meta:keyword>Checklist</meta:keyword>
    <meta:keyword>Linux</meta:keyword>
    <meta:editing-cycles>6903</meta:editing-cycles>
    <meta:editing-duration>P12DT5H9M39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99" meta:character-count="3435" meta:non-whitespace-character-count="2977"/>
    <meta:user-defined meta:name="Info 1"/>
    <meta:user-defined meta:name="Info 2"/>
    <meta:user-defined meta:name="Info 3"/>
    <meta:user-defined meta:name="Info 4"/>
  </office:meta>
</office:document-meta>
</file>